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98">
            <text:p>4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586">
            <text:p>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4644">
            <text:p>4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">
            <text:p>3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37">
            <text:p>1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2">
            <text:p>8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466">
            <text:p>44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6">
            <text:p>7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">
            <text:p>3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12">
            <text:p>54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77">
            <text:p>12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3">
            <text:p>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4">
            <text:p>490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8">
            <text:p>5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92">
            <text:p>7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72">
            <text:p>1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6">
            <text:p>4026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916">
            <text:p>9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87">
            <text:p>1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9">
            <text:p>9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7">
            <text:p>7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605">
            <text:p>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8543">
            <text:p>85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76">
            <text:p>6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5">
            <text:p>1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45">
            <text:p>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919">
            <text:p>9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95">
            <text:p>8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">
            <text:p>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613">
            <text:p>306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85">
            <text:p>18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6515">
            <text:p>65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0">
            <text:p>11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27">
            <text:p>5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8">
            <text:p>10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4">
            <text:p>4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0">
            <text:p>9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59">
            <text:p>6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5">
            <text:p>6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3079">
            <text:p>1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6">
            <text:p>46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454">
            <text:p>184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95">
            <text:p>9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8776">
            <text:p>87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604">
            <text:p>336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2">
            <text:p>6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67">
            <text:p>58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72">
            <text:p>25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8">
            <text:p>17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48">
            <text:p>3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319">
            <text:p>3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899">
            <text:p>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5">
            <text:p>30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9">
            <text:p>4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325">
            <text:p>63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2663">
            <text:p>426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3086">
            <text:p>23086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9">
            <text:p>3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28">
            <text:p>16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4">
            <text:p>4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57">
            <text:p>9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01">
            <text:p>12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307">
            <text:p>33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8">
            <text:p>42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634">
            <text:p>1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">
            <text:p>2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21">
            <text:p>20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69">
            <text:p>1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44">
            <text:p>64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9">
            <text:p>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1">
            <text:p>35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6">
            <text:p>6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1">
            <text:p>1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606">
            <text:p>5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84">
            <text:p>39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8">
            <text:p>1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8">
            <text:p>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892">
            <text:p>18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964">
            <text:p>1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57">
            <text:p>10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6898">
            <text:p>26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">
            <text:p>1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84">
            <text:p>5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441">
            <text:p>4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117">
            <text:p>1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49">
            <text:p>42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49">
            <text:p>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66">
            <text:p>6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541">
            <text:p>24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8">
            <text:p>68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044">
            <text:p>3204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650">
            <text:p>2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42">
            <text:p>5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428">
            <text:p>14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20">
            <text:p>22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739">
            <text:p>30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42">
            <text:p>504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01">
            <text:p>1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81">
            <text:p>1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32">
            <text:p>8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5">
            <text:p>2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8">
            <text:p>4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37">
            <text:p>2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8">
            <text:p>2008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363">
            <text:p>3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